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f9bb" officeooo:paragraph-rsid="0019f9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师弟：</text:p>
      <text:p text:style-name="P1"><text:tab/>不好意思哈，一不小心就把他给弄成压缩包了；</text:p>
      <text:p text:style-name="P1"><text:tab/>Bluetooth这个是测手环的代码，你可以先跑一下；你需要用的值是Data，对应在code里面的是mydata；把这个是拿出来做类似运东状态的判断，计算公式老师以前发过，你没有跟我说下，我回去email给你。</text:p>
      <text:p text:style-name="P1"><text:tab/></text:p>
      <text:p text:style-name="P1"><text:tab/>UDPjason这个是测试805设备的，代码很少；你做到的时候跟我发威信吧，，你那也没设备，不太好整合，这个我倒是跟你详细说。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11:44.280347280</meta:creation-date>
    <dc:date>2015-11-18T15:17:08.695613689</dc:date>
    <meta:editing-duration>P0D</meta:editing-duration>
    <meta:editing-cycles>1</meta:editing-cycles>
    <meta:document-statistic meta:table-count="0" meta:image-count="0" meta:object-count="0" meta:page-count="1" meta:paragraph-count="7" meta:word-count="160" meta:character-count="198" meta:non-whitespace-character-count="192"/>
    <meta:generator>LibreOffice/4.2.8.2$Linux_X86_64 LibreOffice_project/420m0$Build-2</meta:generator>
  </office:meta>
</office:document-meta>
</file>